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edAnnotationParser.getElementText( Element parent , String elem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edAnnotationParser.ProcessedAnnotatio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edAnnotationParser.parseAnnotationAttribute( Element par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ocessedAnnotationParser.parseAnnotatedElements( Element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cessedAnnotationParser.parse( final String annotationsXml , final InputStream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cessedAnnotationParser.parseProcessedAnnotations( Element parent , String nod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